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8.35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48pt" style:font-size-asian="48pt" style:font-size-complex="48pt"/>
    </style:style>
    <style:style style:name="P3" style:family="paragraph">
      <style:text-properties fo:font-size="36pt" style:font-size-asian="36pt" style:font-size-complex="36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text-properties fo:font-size="26pt" style:font-size-asian="26pt" style:font-size-complex="26pt"/>
    </style:style>
    <style:style style:name="P6" style:family="paragraph">
      <style:paragraph-properties fo:margin-top="0.42cm" fo:margin-bottom="0.35cm"/>
      <style:text-properties fo:font-size="20pt" style:font-size-asian="20pt" style:font-size-complex="20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color="#000000" fo:text-shadow="none" style:text-underline-style="solid" style:text-underline-width="auto" style:text-underline-color="font-color"/>
    </style:style>
    <style:style style:name="T7" style:family="text">
      <style:text-properties fo:color="#000000" style:text-underline-style="solid" style:text-underline-width="auto" style:text-underline-color="font-color"/>
    </style:style>
    <style:style style:name="T8" style:family="text">
      <style:text-properties fo:color="#000000" fo:font-size="20pt" fo:text-shadow="none" style:text-underline-style="solid" style:text-underline-width="auto" style:text-underline-color="font-color" style:font-size-asian="20pt" style:font-size-complex="20pt"/>
    </style:style>
    <style:style style:name="T9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Problems on ArrayList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p text:style-name="P1">1. How to remove duplicates from Array List</text:p>
            <text:p text:style-name="P1">2. Convert array list to string</text:p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><text:s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3" draw:layer="layout" svg:width="25.199cm" svg:height="3.506cm" svg:x="1.4cm" svg:y="0.837cm" presentation:class="title" presentation:user-transformed="true">
          <draw:text-box>
            <text:p text:style-name="P3"><text:span text:style-name="T1">How to remove duplicates from Array List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<text:span text:style-name="T2">Copying all the elements of ArrayList to LinkedHashSet. </text:span></text:p>
              </text:list-item>
              <text:list-item>
                <text:p><text:span text:style-name="T2">Emptying the ArrayList, you can use clear() method to remove all elements of ArrayList and start fresh. </text:span></text:p>
              </text:list-item>
              <text:list-item>
                <text:p><text:span text:style-name="T2">Copying all the elements of LinkedHashSet (non-duplicate elements) to the ArrayList. </text:span>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5" draw:text-style-name="P4" draw:layer="layout" svg:width="25.199cm" svg:height="17cm" svg:x="1.4cm" svg:y="1.2cm" presentation:class="outline" presentation:user-transformed="true">
          <draw:text-box>
            <text:list text:style-name="L3">
              <text:list-header>
                <text:p text:style-name="P4"><text:span text:style-name="T3">public class ArrayListDuplicateDemo{</text:span></text:p>
                <text:p text:style-name="P4"><text:span text:style-name="T3"><text:s text:c="4"/></text:span><text:span text:style-name="T3">public static void main(String args[]){ <text:s text:c="2"/></text:span></text:p>
                <text:p text:style-name="P4"><text:span text:style-name="T3"><text:s text:c="8"/></text:span><text:span text:style-name="T3">// creating ArrayList with duplicate elements</text:span></text:p>
                <text:p text:style-name="P4"><text:span text:style-name="T3"><text:s text:c="8"/></text:span><text:span text:style-name="T3">List&lt;Integer&gt; primes = new ArrayList&lt;Integer&gt;();</text:span></text:p>
                <text:p text:style-name="P4"><text:span text:style-name="T3"><text:s text:c="8"/></text:span><text:span text:style-name="T3">primes.add(2);</text:span></text:p>
                <text:p text:style-name="P4"><text:span text:style-name="T3"><text:s text:c="8"/></text:span><text:span text:style-name="T3">primes.add(3);</text:span></text:p>
                <text:p text:style-name="P4"><text:span text:style-name="T3"><text:s text:c="8"/></text:span><text:span text:style-name="T3">primes.add(5);</text:span></text:p>
                <text:p text:style-name="P4"><text:span text:style-name="T3"><text:s text:c="8"/></text:span><text:span text:style-name="T3">primes.add(7); <text:s/>//duplicate</text:span></text:p>
                <text:p text:style-name="P4"><text:span text:style-name="T3"><text:s text:c="8"/></text:span><text:span text:style-name="T3">primes.add(7);</text:span></text:p>
                <text:p text:style-name="P4"><text:span text:style-name="T3"><text:s text:c="8"/></text:span><text:span text:style-name="T3">primes.add(11);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Default-outline1" draw:text-style-name="P4" draw:layer="layout" svg:width="25.199cm" svg:height="17cm" svg:x="1.4cm" svg:y="1.8cm" presentation:class="outline" presentation:user-transformed="true">
          <draw:text-box>
            <text:list text:style-name="L3">
              <text:list-header>
                <text:p text:style-name="P4"><text:span text:style-name="T3">// let's print arraylist with duplicate</text:span></text:p>
                <text:p text:style-name="P4"><text:span text:style-name="T3"><text:s text:c="8"/></text:span><text:span text:style-name="T3">System.out.println("list of prime numbers : " + primes);</text:span></text:p>
                <text:p text:style-name="P4"><text:span text:style-name="T3"><text:s text:c="7"/></text:span></text:p>
                <text:p text:style-name="P4"><text:span text:style-name="T3"><text:s text:c="8"/></text:span><text:span text:style-name="T4">Set&lt;Integer&gt; primesWithoutDuplicates = new LinkedHashSet&lt;Integer&gt;(primes);</text:span></text:p>
                <text:p text:style-name="P4"><text:span text:style-name="T3"><text:s text:c="8"/></text:span><text:span text:style-name="T3">primes.clear();</text:span></text:p>
                <text:p text:style-name="P4"><text:span text:style-name="T3">// copying elements but without any duplicates</text:span></text:p>
                <text:p text:style-name="P4"><text:span text:style-name="T3"><text:s text:c="8"/></text:span><text:span text:style-name="T3">primes.addAll(primesWithoutDuplicates);</text:span></text:p>
                <text:p text:style-name="P4"><text:span text:style-name="T3"><text:s text:c="8"/></text:span><text:span text:style-name="T3">System.out.println("list of primes without duplicates : " + primes); <text:s/></text:span></text:p>
                <text:p text:style-name="P4"><text:span text:style-name="T3"><text:s text:c="4"/></text:span><text:span text:style-name="T3">} </text:span></text:p>
                <text:p text:style-name="P4"><text:span text:style-name="T3">}</text:span></text:p>
                <text:p text:style-name="P4"><text:span text:style-name="T3"><text:s text:c="7"/></text:span></text:p>
                <text:p text:style-name="P4"><text:span text:style-name="T3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5" draw:layer="layout" svg:width="25.199cm" svg:height="12.179cm" svg:x="1.4cm" svg:y="4.914cm" presentation:class="outline">
          <draw:text-box>
            <text:list text:style-name="L3">
              <text:list-header>
                <text:p text:style-name="P4"><text:span text:style-name="T3">Output</text:span></text:p>
                <text:p text:style-name="P4"><text:span text:style-name="T3">list of prime numbers : [2, 3, 5, 7, 7, 11]</text:span></text:p>
                <text:p text:style-name="P4"><text:span text:style-name="T3">list of primes without duplicates : [2, 3, 5, 7, 11]</text:span></text:p>
                <text:p text:style-name="P4"><text:span text:style-name="T3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onvert array list to string</text:p>
          </draw:text-box>
        </draw:frame>
        <draw:frame presentation:style-name="pr5" draw:text-style-name="P5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 text:style-name="P5"><text:span text:style-name="T2">Method 1: </text:span></text:p>
              </text:list-header>
              <text:list-item>
                <text:p text:style-name="P5"><text:span text:style-name="T2">Spring Framework's StringUtils class. StringUtils class provide three methods to convert any collection <text:s/>to String in Java</text:span></text:p>
              </text:list-item>
              <text:list-item>
                <text:p text:style-name="P5"><text:span text:style-name="T2">Methods are</text:span></text:p>
                <text:list>
                  <text:list-header>
                    <text:p><text:span text:style-name="T2">public static String <text:s text:c="5"/>collectionToCommaDelimitedString(Collection coll)</text:span></text:p>
                    <text:p><text:span text:style-name="T2">public static String collectionToDelimitedString(Collection coll, String delim)</text:span></text:p>
                  </text:list-header>
                </text:list>
                <text:p text:style-name="P5"><text:span text:style-name="T2"/></text:p>
                <text:p text:style-name="P5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2" draw:text-style-name="P6" draw:layer="layout" svg:width="27cm" svg:height="18.6cm" svg:x="1cm" svg:y="1cm">
          <draw:text-box>
            <text:p text:style-name="P6"><text:span text:style-name="T5">import org.springframework.util.StringUtils;</text:span></text:p>
            <text:p text:style-name="P6"><text:span text:style-name="T5"> </text:span><text:span text:style-name="T5">//Java program to convert </text:span><text:span text:style-name="T5"><text:a xlink:href="http://javarevisited.blogspot.sg/2011/06/converting-array-to-arraylist-in-java.html" xlink:type="simple">ArrayList</text:a></text:span><text:span text:style-name="T5"> to String in Java using </text:span><text:span text:style-name="T5"><text:a xlink:href="http://javarevisited.blogspot.sg/2011/09/spring-interview-questions-answers-j2ee.html" xlink:type="simple">Spring framework</text:a></text:span><text:span text:style-name="T5">.</text:span></text:p>
            <text:p text:style-name="P6"><text:span text:style-name="T5">public class ArrayListProgram {</text:span></text:p>
            <text:p text:style-name="P6"><text:span text:style-name="T5">    </text:span><text:span text:style-name="T5">public static void main(String args[]) {</text:span></text:p>
            <text:p text:style-name="P6"><text:span text:style-name="T5">        </text:span><text:span text:style-name="T5">// ArrayList to be converted into String</text:span></text:p>
            <text:p text:style-name="P6"><text:span text:style-name="T5">        </text:span><text:span text:style-name="T5">ArrayList&lt;String&gt; language = new ArrayList&lt;String&gt;();</text:span></text:p>
            <text:p text:style-name="P6"><text:span text:style-name="T5">        </text:span><text:span text:style-name="T5">language.add("Java");</text:span></text:p>
            <text:p text:style-name="P6"><text:span text:style-name="T5">        </text:span><text:span text:style-name="T5">language.add("C++");</text:span></text:p>
            <text:p text:style-name="P6"><text:span text:style-name="T5">        </text:span><text:span text:style-name="T5">language.add("Scala");</text:span></text:p>
            <text:p><text:span text:style-name="T5"><text:tab/></text:span></text:p>
            <text:p><text:span text:style-name="T5"><text:tab/></text:span><text:span text:style-name="T5">// Converting ArrayList to String using Spring API , result is comma </text:span><text:span text:style-name="T5"><text:tab/></text:span><text:span text:style-name="T5"><text:tab/></text:span><text:span text:style-name="T5"><text:tab/></text:span><text:span text:style-name="T5">separated String       </text:span></text:p>
            <text:p>        </text:p>
            <text:p><text:span text:style-name="T6">String arraylistToString = </text:span><text:span text:style-name="T7">StringUtils.collectionToCommaDelimitedString</text:span><text:span text:style-name="T6">(</text:span><text:span text:style-name="T8">language</text:span><text:span text:style-name="T6">);</text:span></text:p>
            <text:p>      </text:p>
            <text:p>        System.out.println("String converted from ArrayList : " + arraylistToString);</text:p>
            <text:p>      </text:p>
            <text:p text:style-name="P6"><text:span text:style-name="T5">    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5" draw:layer="layout" svg:width="25.199cm" svg:height="19cm" svg:x="1.4cm" svg:y="1cm" presentation:class="outline" presentation:user-transformed="true">
          <draw:text-box>
            <text:p/>
            <text:p>        //If you want to use separater other than coma while converting ArrayList to String use below method</text:p>
            <text:p>        <text:span text:style-name="T9">String pipeSeparated = StringUtils.collectionToDelimitedString(language, "|");</text:span></text:p>
            <text:p>        System.out.println("PIPE delimited String from ArrayList : " + pipeSeparated);</text:p>
            <text:p>      </text:p>
            <text:p>        //Let's generate colon delimited String from ArrayList</text:p>
            <text:p>        <text:span text:style-name="T9">String colonSeparated = StringUtils.collectionToDelimitedString(language, ":");</text:span></text:p>
            <text:p>        System.out.println("Colon separated String from ArrayList : " + colonSeparated);</text:p>
            <text:p>    }</text:p>
            <text:p>}</text:p>
            <text:p/>
            <text:p>Output:</text:p>
            <text:p>String converted from ArrayList : Java,C++,Scala</text:p>
            <text:p>PIPE delimited String from ArrayList : Java|C++|Scala</text:p>
            <text:p>Colon separated String from ArrayList : Java:C++:Scala</text:p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5" draw:text-style-name="P4" draw:layer="layout" svg:width="25.199cm" svg:height="17.6cm" svg:x="1.4cm" svg:y="1.4cm" presentation:class="outline" presentation:user-transformed="true">
          <draw:text-box>
            <text:list text:style-name="L3">
              <text:list-header>
                <text:p text:style-name="P4"><text:span text:style-name="T3">Method 2:</text:span></text:p>
              </text:list-header>
              <text:list-item>
                <text:p text:style-name="P4"><text:span text:style-name="T3">Using toString() method which belongs to Object class.</text:span></text:p>
                <text:p text:style-name="P4"><text:span text:style-name="T3"/></text:p>
                <text:p text:style-name="P4"><text:span text:style-name="T3">public class ArrayListTest {</text:span></text:p>
                <text:p text:style-name="P4"><text:span text:style-name="T3"><text:s text:c="4"/></text:span><text:span text:style-name="T3">public static void main(String args[]) {</text:span></text:p>
                <text:p text:style-name="P4"><text:span text:style-name="T3"><text:s text:c="8"/></text:span><text:span text:style-name="T3">// ArrayList to be converted into String</text:span></text:p>
                <text:p text:style-name="P4"><text:span text:style-name="T3"><text:s text:c="8"/></text:span><text:span text:style-name="T3">ArrayList&lt;String&gt; language = new ArrayList&lt;String&gt;();</text:span></text:p>
                <text:p text:style-name="P4"><text:span text:style-name="T3"><text:s text:c="8"/></text:span><text:span text:style-name="T3">language.add("HashSet");</text:span></text:p>
                <text:p text:style-name="P4"><text:span text:style-name="T3"><text:s text:c="8"/></text:span><text:span text:style-name="T3">language.add("LinkedList");</text:span></text:p>
                <text:p text:style-name="P4"><text:span text:style-name="T3"><text:s text:c="8"/></text:span><text:span text:style-name="T3">language.add("Vector");</text:span></text:p>
                <text:p text:style-name="P4"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5" draw:layer="layout" svg:width="25.199cm" svg:height="18cm" svg:x="1.4cm" svg:y="1.8cm" presentation:class="outline" presentation:user-transformed="true">
          <draw:text-box>
            <text:list text:style-name="L3">
              <text:list-header>
                <text:p text:style-name="P4"><text:span text:style-name="T3">// Converting ArrayList to String in Java using advanced for-each loop</text:span></text:p>
                <text:p text:style-name="P4"><text:span text:style-name="T3"><text:s text:c="8"/></text:span><text:span text:style-name="T3">StringBuilder sb = new StringBuilder();</text:span></text:p>
                <text:p text:style-name="P4"><text:span text:style-name="T3"><text:s text:c="8"/></text:span><text:span text:style-name="T3">for(String str : language){</text:span></text:p>
                <text:p text:style-name="P4"><text:span text:style-name="T3"><text:s text:c="12"/></text:span><text:span text:style-name="T3">sb.append(str).append(";"); //separating contents using semi colon</text:span></text:p>
                <text:p text:style-name="P4"><text:span text:style-name="T3"><text:s text:c="8"/></text:span><text:span text:style-name="T3">}</text:span></text:p>
                <text:p text:style-name="P4"><text:span text:style-name="T3"><text:s text:c="5"/></text:span></text:p>
                <text:p text:style-name="P4"><text:span text:style-name="T3"><text:s text:c="8"/></text:span><text:span text:style-name="T4">String strfromArrayList = sb.toString();</text:span></text:p>
                <text:p text:style-name="P4"><text:span text:style-name="T3"><text:s text:c="8"/></text:span><text:span text:style-name="T3">System.out.println("String created from ArrayList in Java using for-each loop : " + strfromArrayList);</text:span></text:p>
                <text:p text:style-name="P4"><text:span text:style-name="T3"><text:s text:c="4"/></text:span><text:span text:style-name="T3">}</text:span></text:p>
                <text:p text:style-name="P4"><text:span text:style-name="T3">}</text:span></text:p>
                <text:p text:style-name="P4"><text:span text:style-name="T3"/></text:p>
                <text:p text:style-name="P4"><text:span text:style-name="T3">Output:</text:span></text:p>
                <text:p text:style-name="P4"><text:span text:style-name="T3">String created from ArrayList in Java using for-each loop : HashSet;LinkedList;Vector;</text:span></text:p>
                <text:p text:style-name="P4"><text:span text:style-name="T3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30T11:53:59.365364250</meta:creation-date>
    <dc:date>2018-07-30T12:31:12.043087854</dc:date>
    <meta:editing-duration>PT6M32S</meta:editing-duration>
    <meta:editing-cycles>2</meta:editing-cycles>
    <meta:generator>LibreOffice/4.2.8.2$Linux_X86_64 LibreOffice_project/420m0$Build-2</meta:generator>
    <meta:document-statistic meta:object-count="54"/>
  </office:meta>
</office:document-meta>
</file>